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193978" officeooo:paragraph-rsid="00193978"/>
    </style:style>
    <style:style style:name="P2" style:family="paragraph" style:parent-style-name="Text_20_body" style:list-style-name="">
      <style:text-properties officeooo:rsid="00198828" officeooo:paragraph-rsid="00198828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Traduction de « mais » et des tournures restrictives</text:h>
      <text:h text:style-name="Heading_20_2" text:outline-level="2">Traduction de « mais »</text:h>
      <text:h text:style-name="Heading_20_3" text:outline-level="3">Avec sino</text:h>
      <text:p text:style-name="P2">Lorsque la proposition qui le précède est <text:span text:style-name="T1">négative</text:span>.</text:p>
      <text:h text:style-name="Heading_20_3" text:outline-level="3">Avec sino que + indicatif</text:h>
      <text:p text:style-name="P2">Si "mais" porte sur l'<text:span text:style-name="T1">action verbale</text:span> d'une phrase <text:span text:style-name="T1">négative</text:span></text:p>
      <text:h text:style-name="Heading_20_3" text:outline-level="3">Avec pero</text:h>
      <text:p text:style-name="P2">Lorsque "mais" suit une proposition <text:span text:style-name="T1">affirmative</text:span></text:p>
      <text:h text:style-name="Heading_20_2" text:outline-level="2">Tournure restrictive en Ne…que</text:h>
      <text:p text:style-name="P2">On peut la traduire avec :</text:p>
      <text:p text:style-name="P2">- No...más que</text:p>
      <text:p text:style-name="P2">- No...sino</text:p>
      <text:p text:style-name="P2">- Só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26M26S</meta:editing-duration>
    <meta:editing-cycles>11</meta:editing-cycles>
    <meta:generator>LibreOffice/7.3.5.2$Linux_X86_64 LibreOffice_project/30$Build-2</meta:generator>
    <dc:title>TST</dc:title>
    <dc:date>2022-08-14T15:30:43.699171376</dc:date>
    <meta:document-statistic meta:table-count="0" meta:image-count="0" meta:object-count="0" meta:page-count="1" meta:paragraph-count="13" meta:word-count="63" meta:character-count="360" meta:non-whitespace-character-count="310"/>
    <meta:template xlink:type="simple" xlink:actuate="onRequest" xlink:title="TST" xlink:href="../../../../../.config/libreoffice/4/user/template/TST.ott" meta:date="2022-08-14T13:54:08.499345587"/>
  </office:meta>
</office:document-meta>
</file>